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table:number-columns-repeated="2"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0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web.com/blog/start/website-design/how-to-create-a-content-calendar-for-your-small-business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n page SEO vs off page SEO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office:value-type="string" calcext:value-type="string">
            <text:p>https://www.web.com/online-marketing/business-listings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grow/marketing/put-online-reviews-to-work-for-your-business.html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table:number-columns-repeated="1012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1022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 style:data-style-name="N2" text:time-value="12:35:54.39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23T13:52:23.535000000</dc:date>
    <meta:editing-duration>PT9H37M48S</meta:editing-duration>
    <meta:editing-cycles>25</meta:editing-cycles>
    <meta:generator>LibreOffice/7.2.0.4$Windows_X86_64 LibreOffice_project/9a9c6381e3f7a62afc1329bd359cc48accb6435b</meta:generator>
    <meta:document-statistic meta:table-count="1" meta:cell-count="90" meta:object-count="0"/>
  </office:meta>
</office:document-meta>
</file>